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2b4ee" officeooo:paragraph-rsid="0022b4ee" style:font-weight-asian="bold" style:font-weight-complex="bold"/>
    </style:style>
    <style:style style:name="P2" style:family="paragraph" style:parent-style-name="Standard">
      <style:text-properties fo:font-weight="bold" officeooo:rsid="00243782" officeooo:paragraph-rsid="00243782" style:font-weight-asian="bold" style:font-weight-complex="bold"/>
    </style:style>
    <style:style style:name="P3" style:family="paragraph" style:parent-style-name="Standard">
      <style:text-properties fo:font-weight="normal" officeooo:rsid="0021494c" officeooo:paragraph-rsid="0021494c" style:font-weight-asian="normal" style:font-weight-complex="normal"/>
    </style:style>
    <style:style style:name="P4" style:family="paragraph" style:parent-style-name="Standard">
      <style:text-properties fo:font-weight="normal" officeooo:rsid="0022b4ee" officeooo:paragraph-rsid="0022b4ee" style:font-weight-asian="normal" style:font-weight-complex="normal"/>
    </style:style>
    <style:style style:name="P5" style:family="paragraph" style:parent-style-name="Standard">
      <style:text-properties fo:font-weight="normal" officeooo:rsid="00243782" officeooo:paragraph-rsid="00243782" style:font-weight-asian="normal" style:font-weight-complex="normal"/>
    </style:style>
    <style:style style:name="P6" style:family="paragraph" style:parent-style-name="Standard">
      <style:text-properties fo:font-weight="normal" officeooo:rsid="0025b4f5" officeooo:paragraph-rsid="0025b4f5" style:font-weight-asian="normal" style:font-weight-complex="normal"/>
    </style:style>
    <style:style style:name="P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d7a82" officeooo:paragraph-rsid="001d7a82" style:font-weight-asian="bold" style:font-weight-complex="bold"/>
    </style:style>
    <style:style style:name="T1" style:family="text">
      <style:text-properties officeooo:rsid="002592fa"/>
    </style:style>
    <style:style style:name="T2" style:family="text">
      <style:text-properties officeooo:rsid="0027ab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uthentication and Security</text:p>
      <text:p text:style-name="P3">Design overview of the websites:</text:p>
      <text:p text:style-name="P3">Home → register | login → secrets </text:p>
      <text:p text:style-name="P3"/>
      <text:p text:style-name="P1">Level 1 <text:span text:style-name="T1">S</text:span>ecurity</text:p>
      <text:p text:style-name="P4">Creating an account and storing their email and password. </text:p>
      <text:p text:style-name="P5"/>
      <text:p text:style-name="P2">Level 2 Security</text:p>
      <text:p text:style-name="P6">Encrypting your stored password<text:span text:style-name="T2">s.</text:span></text:p>
      <text:p text:style-name="P2"/>
      <text:p text:style-name="P2">Level 3 Security</text:p>
      <text:p text:style-name="P2"/>
      <text:p text:style-name="P2">Level 4 Security</text:p>
      <text:p text:style-name="P2"/>
      <text:p text:style-name="P2">Level 5 Security</text:p>
      <text:p text:style-name="P2"/>
      <text:p text:style-name="P2">Level 6 Secur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9:50:36.266380463</meta:creation-date>
    <dc:date>2019-03-10T21:05:45.925190554</dc:date>
    <meta:editing-duration>PT1H15M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46" meta:character-count="280" meta:non-whitespace-character-count="243"/>
  </office:meta>
</office:document-meta>
</file>